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2pt" fo:font-weight="normal" officeooo:paragraph-rsid="00175d52" style:font-size-asian="12pt" style:font-weight-asian="normal" style:font-size-complex="12pt" style:font-weight-complex="normal"/>
    </style:style>
    <style:style style:name="P2" style:family="paragraph" style:parent-style-name="Standard">
      <style:text-properties style:font-name="Liberation Serif" fo:font-size="18pt" fo:font-weight="bold" officeooo:paragraph-rsid="00175d52" style:font-size-asian="18pt" style:font-weight-asian="bold" style:font-size-complex="18pt" style:font-weight-complex="bold"/>
    </style:style>
    <style:style style:name="P3" style:family="paragraph" style:parent-style-name="Standard">
      <style:text-properties officeooo:paragraph-rsid="00175d52"/>
    </style:style>
    <style:style style:name="P4" style:family="paragraph" style:parent-style-name="Standard">
      <style:text-properties style:font-name="Liberation Serif" fo:font-size="12pt" fo:font-weight="normal" officeooo:paragraph-rsid="00175d52" style:font-size-asian="12pt" style:font-weight-asian="normal" style:font-size-complex="12pt" style:font-weight-complex="normal"/>
    </style:style>
    <style:style style:name="P5" style:family="paragraph" style:parent-style-name="Standard">
      <style:text-properties style:font-name="Liberation Serif" fo:font-size="16pt" fo:font-weight="normal" officeooo:paragraph-rsid="00175d52" style:font-size-asian="16pt" style:font-weight-asian="normal" style:font-size-complex="16pt" style:font-weight-complex="normal"/>
    </style:style>
    <style:style style:name="P6" style:family="paragraph" style:parent-style-name="Standard">
      <style:text-properties style:font-name="Liberation Serif" fo:font-size="15pt" fo:font-weight="normal" officeooo:paragraph-rsid="00175d52" style:font-size-asian="15pt" style:font-weight-asian="normal" style:font-size-complex="15pt" style:font-weight-complex="normal"/>
    </style:style>
    <style:style style:name="P7" style:family="paragraph" style:parent-style-name="Standard" style:list-style-name="L1">
      <style:text-properties style:font-name="Liberation Serif" fo:font-size="15pt" fo:font-weight="normal" officeooo:paragraph-rsid="00175d52" style:font-size-asian="15pt" style:font-weight-asian="normal" style:font-size-complex="15pt" style:font-weight-complex="normal"/>
    </style:style>
    <style:style style:name="P8" style:family="paragraph" style:parent-style-name="Standard">
      <style:text-properties style:font-name="Liberation Serif" fo:font-size="15pt" style:text-underline-style="solid" style:text-underline-width="auto" style:text-underline-color="font-color" fo:font-weight="bold" officeooo:paragraph-rsid="00175d52" style:font-size-asian="15pt" style:font-weight-asian="bold" style:font-size-complex="15pt" style:font-weight-complex="bold"/>
    </style:style>
    <style:style style:name="P9" style:family="paragraph" style:parent-style-name="Standard">
      <style:text-properties style:font-name="Liberation Serif" fo:font-size="15pt" style:text-underline-style="solid" style:text-underline-width="auto" style:text-underline-color="font-color" fo:font-weight="normal" officeooo:paragraph-rsid="00175d52" style:font-size-asian="15pt" style:font-weight-asian="normal" style:font-size-complex="15pt" style:font-weight-complex="normal"/>
    </style:style>
    <style:style style:name="T1" style:family="text">
      <style:text-properties style:font-name="Liberation Serif" fo:font-weight="normal" style:font-weight-asian="normal" style:font-weight-complex="normal"/>
    </style:style>
    <style:style style:name="T2" style:family="text">
      <style:text-properties style:font-name="Liberation Serif" fo:font-size="16pt" fo:font-weight="normal" style:font-size-asian="16pt" style:font-weight-asian="normal" style:font-size-complex="16pt" style:font-weight-complex="normal"/>
    </style:style>
    <style:style style:name="T3" style:family="text">
      <style:text-properties style:font-name="Liberation Serif" fo:font-size="15pt" fo:font-weight="normal" style:font-size-asian="15pt" style:font-weight-asian="normal" style:font-size-complex="15pt" style:font-weight-complex="normal"/>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75d52" style:font-weight-asian="normal" style:font-weight-complex="normal"/>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6pt" fo:font-weight="normal" officeooo:rsid="00175d52" style:font-size-asian="16pt" style:font-weight-asian="normal" style:font-size-complex="16pt"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officeooo:rsid="001ba94f"/>
    </style:style>
    <style:style style:name="T1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weight="normal" officeooo:rsid="00175d52" style:font-size-asian="15pt" style:font-weight-asian="normal" style:font-size-complex="15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words :</text:p>
      <text:p text:style-name="P9"/>
      <text:p text:style-name="P6">Gender equality</text:p>
      <text:p text:style-name="P6">Girls' education</text:p>
      <text:p text:style-name="P6">Taliban oppression</text:p>
      <text:p text:style-name="P6">Non-violent activism</text:p>
      <text:p text:style-name="P6">Nobel Prize</text:p>
      <text:list xml:id="list2246909990" text:style-name="L1">
        <text:list-header>
          <text:p text:style-name="P7"/>
        </text:list-header>
      </text:list>
      <text:p text:style-name="P8">Question :</text:p>
      <text:p text:style-name="P2"><text:span text:style-name="Strong_20_Emphasis"><text:span text:style-name="T11"/></text:span></text:p>
      <text:p text:style-name="P2"><text:span text:style-name="Strong_20_Emphasis"><text:span text:style-name="T13">For you, h</text:span></text:span><text:span text:style-name="Strong_20_Emphasis"><text:span text:style-name="T12">ow can education contribute to achieving gender equality globally ?</text:span></text:span></text:p>
      <text:p text:style-name="P1"><text:span text:style-name="Strong_20_Emphasis"><text:span text:style-name="T12"/></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8"><text:soft-page-break/>Summary of "Road to Gender Equality: Malala’s Story" :</text:p>
      <text:p text:style-name="P5"/>
      <text:p text:style-name="P3"><text:span text:style-name="T3">The video chronicles the life and activism of </text:span><text:span text:style-name="Strong_20_Emphasis"><text:span text:style-name="T3">Malala Yousafzai</text:span></text:span><text:span text:style-name="T3">, who became an iconic figure in the global fight for gender equality, particularly in the realm of girls’ education. Growing up in the Swat Valley of Pakistan, Malala experienced firsthand the brutal control of the Taliban, which opposed the education of girls. Despite the danger, Malala, with the support of her father, a passionate educator, began to speak publicly about the right of girls to attend school. This advocacy gained global attention through her writing for BBC Urdu under a pseudonym, where she detailed life under the Taliban and her desire for girls' education.</text:span></text:p>
      <text:p text:style-name="P6"/>
      <text:p text:style-name="P6">In 2012, Malala was targeted by the Taliban for her activism. A gunman shot her while she was on a school bus, an event that nearly took her life but also catapulted her into the global spotlight. The video explores the aftermath of this assassination attempt, showing how Malala not only survived but continued to champion education for all. Her recovery was followed by her speaking engagements worldwide, and her message became more influential as she stood as a symbol of resilience. </text:p>
      <text:p text:style-name="P6"/>
      <text:p text:style-name="P3"><text:span text:style-name="T3">Malala's story doesn’t just focus on her personal journey but extends to the broader struggle for gender equality in education. She co-founded the </text:span><text:span text:style-name="Strong_20_Emphasis"><text:span text:style-name="T3">Malala Fund</text:span></text:span><text:span text:style-name="T3">, an organization dedicated to ensuring girls have access to 12 years of free, safe, and quality education. The video highlights her powerful belief in non-violence, emphasizing her refusal to respond to the Taliban with hate or vengeance. Instead, she advocates for peaceful solutions, understanding, and dialogue to bring about lasting change. </text:span></text:p>
      <text:p text:style-name="P6"/>
      <text:p text:style-name="P3"><text:span text:style-name="T3">Malala’s efforts culminated in her becoming the </text:span><text:span text:style-name="Strong_20_Emphasis"><text:span text:style-name="T3">youngest recipient of the Nobel Peace Prize</text:span></text:span><text:span text:style-name="T3"> in 2014. The video discusses her numerous speeches at the United Nations and other global platforms, where she continues to call attention to the millions of girls worldwide who are still denied education because of poverty, conflict, and discriminatory cultural practices. </text:span></text:p>
      <text:p text:style-name="P6"/>
      <text:p text:style-name="P6">Ultimately, the video is a call to action, urging viewers to recognize education as a tool for empowerment and gender equality. Malala’s journey illustrates how one person can make a profound impact, inspiring individuals and organizations worldwide to continue the fight for universal education and gender equality.</text:p>
      <text:p text:style-name="P6"/>
      <text:p text:style-name="P6"><text:span text:style-name="T10">A</text:span>nd now we will listen to an excerpt from an interview with malala where she calls on young people to commit themselves to change the world. <text:s text:c="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5:14:19.698309240</meta:creation-date>
    <dc:date>2024-09-25T17:33:58.769079477</dc:date>
    <meta:editing-duration>PT14M46S</meta:editing-duration>
    <meta:editing-cycles>5</meta:editing-cycles>
    <meta:generator>LibreOffice/7.3.7.2$Linux_X86_64 LibreOffice_project/30$Build-2</meta:generator>
    <meta:document-statistic meta:table-count="0" meta:image-count="0" meta:object-count="0" meta:page-count="2" meta:paragraph-count="16" meta:word-count="426" meta:character-count="2695" meta:non-whitespace-character-count="2276"/>
  </office:meta>
</office:document-meta>
</file>